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1196f6" officeooo:paragraph-rsid="001196f6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officeooo:rsid="001196f6" officeooo:paragraph-rsid="001196f6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paragraph-rsid="001196f6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officeooo:rsid="001196f6" officeooo:paragraph-rsid="001196f6" style:font-size-asian="12pt" style:font-size-complex="12pt"/>
    </style:style>
    <style:style style:name="P5" style:family="paragraph" style:parent-style-name="Text_20_body">
      <style:text-properties style:font-name="Calibri" fo:font-size="12pt" officeooo:rsid="001196f6" style:font-size-asian="12pt" style:font-size-complex="12pt"/>
    </style:style>
    <style:style style:name="P6" style:family="paragraph" style:parent-style-name="Text_20_body">
      <style:text-properties style:font-name="Calibri" fo:font-size="12pt" fo:font-weight="bold" officeooo:rsid="001196f6" officeooo:paragraph-rsid="001196f6" style:font-size-asian="12pt" style:font-weight-asian="bold" style:font-size-complex="12pt" style:font-weight-complex="bold"/>
    </style:style>
    <style:style style:name="P7" style:family="paragraph" style:parent-style-name="Text_20_body" style:list-style-name="L1">
      <style:text-properties style:font-name="Calibri" fo:font-size="12pt" officeooo:paragraph-rsid="001196f6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alibri" fo:font-size="12pt" fo:font-weight="bold" officeooo:rsid="0012c014" officeooo:paragraph-rsid="0012c014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officeooo:rsid="0012c014" officeooo:paragraph-rsid="0012c01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12c014" officeooo:paragraph-rsid="0012c01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12c014" officeooo:paragraph-rsid="00144d81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line-height="100%" fo:text-align="start" style:justify-single-word="false"/>
      <style:text-properties style:font-name="Calibri" fo:font-weight="normal" officeooo:rsid="0012c014" officeooo:paragraph-rsid="00144d81" style:font-weight-asian="normal" style:font-weight-complex="normal"/>
    </style:style>
    <style:style style:name="P13" style:family="paragraph" style:parent-style-name="Text_20_body" style:list-style-name="L2">
      <style:paragraph-properties fo:line-height="100%"/>
      <style:text-properties style:font-name="Calibri" officeooo:rsid="0012ce27"/>
    </style:style>
    <style:style style:name="P14" style:family="paragraph" style:parent-style-name="Text_20_body" style:list-style-name="L2">
      <style:text-properties style:font-name="Calibri" officeooo:rsid="0012ce27"/>
    </style:style>
    <style:style style:name="P15" style:family="paragraph" style:parent-style-name="Text_20_body">
      <style:text-properties style:font-name="Calibri" officeooo:rsid="0012ce27"/>
    </style:style>
    <style:style style:name="P16" style:family="paragraph" style:parent-style-name="Text_20_body">
      <style:text-properties style:font-name="Calibri" fo:font-weight="bold" officeooo:rsid="001589ff" officeooo:paragraph-rsid="001589ff" style:font-weight-asian="bold" style:font-weight-complex="bold"/>
    </style:style>
    <style:style style:name="P17" style:family="paragraph" style:parent-style-name="Text_20_body" style:list-style-name="L3">
      <style:text-properties style:font-name="Calibri" fo:font-weight="bold" officeooo:rsid="001589ff" officeooo:paragraph-rsid="001589ff" style:font-weight-asian="bold" style:font-weight-complex="bold"/>
    </style:style>
    <style:style style:name="P18" style:family="paragraph" style:parent-style-name="Text_20_body" style:list-style-name="L3">
      <style:text-properties style:font-name="Calibri" fo:font-weight="normal" officeooo:rsid="001a91ff" officeooo:paragraph-rsid="001a91ff" style:font-weight-asian="normal" style:font-weight-complex="normal"/>
    </style:style>
    <style:style style:name="P19" style:family="paragraph" style:parent-style-name="Text_20_body" style:list-style-name="L3">
      <style:text-properties style:font-name="Calibri" fo:font-weight="normal" officeooo:rsid="0018fda4" officeooo:paragraph-rsid="0018fda4" style:font-weight-asian="normal" style:font-weight-complex="normal"/>
    </style:style>
    <style:style style:name="P20" style:family="paragraph" style:parent-style-name="Text_20_body" style:list-style-name="L3">
      <style:text-properties style:font-name="Calibri" fo:font-weight="normal" officeooo:rsid="001b491d" officeooo:paragraph-rsid="001b491d" style:font-weight-asian="normal" style:font-weight-complex="normal"/>
    </style:style>
    <style:style style:name="P21" style:family="paragraph" style:parent-style-name="Text_20_body" style:list-style-name="L3">
      <style:text-properties style:font-name="Calibri" fo:font-weight="normal" officeooo:rsid="001a0511" officeooo:paragraph-rsid="001a0511" style:font-weight-asian="normal" style:font-weight-complex="normal"/>
    </style:style>
    <style:style style:name="P22" style:family="paragraph" style:parent-style-name="Text_20_body" style:list-style-name="L3">
      <style:text-properties style:font-name="Calibri" fo:font-weight="normal" officeooo:rsid="001a4db0" officeooo:paragraph-rsid="001a4db0" style:font-weight-asian="normal" style:font-weight-complex="normal"/>
    </style:style>
    <style:style style:name="P23" style:family="paragraph" style:parent-style-name="Text_20_body" style:list-style-name="L3">
      <style:text-properties style:font-name="Calibri" fo:font-weight="normal" officeooo:rsid="001a91ff" officeooo:paragraph-rsid="001b491d" style:font-weight-asian="normal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Calibri" fo:font-weight="normal" officeooo:rsid="0012ce27" officeooo:paragraph-rsid="0012ce27" style:font-weight-asian="normal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Calibri" officeooo:rsid="0012ce27" officeooo:paragraph-rsid="0012ce27"/>
    </style:style>
    <style:style style:name="T1" style:family="text">
      <style:text-properties style:font-name="Calibri" fo:font-size="12pt" fo:font-weight="bold" officeooo:rsid="001196f6" style:font-size-asian="12pt" style:font-weight-asian="bold" style:font-size-complex="12pt" style:font-weight-complex="bold"/>
    </style:style>
    <style:style style:name="T2" style:family="text">
      <style:text-properties style:font-name="Calibri"/>
    </style:style>
    <style:style style:name="T3" style:family="text">
      <style:text-properties style:font-name="Calibri" fo:font-size="12pt" officeooo:rsid="001196f6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96f6" style:font-weight-asian="bold" style:font-weight-complex="bold"/>
    </style:style>
    <style:style style:name="T6" style:family="text">
      <style:text-properties officeooo:rsid="00161397"/>
    </style:style>
    <style:style style:name="T7" style:family="text">
      <style:text-properties officeooo:rsid="001589ff"/>
    </style:style>
    <style:style style:name="T8" style:family="text">
      <style:text-properties officeooo:rsid="0012ce27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c9211e" loext:opacity="100%" fo:font-weight="bold" officeooo:rsid="00215c84" style:font-weight-asian="bold" style:font-weight-complex="bold"/>
    </style:style>
    <style:style style:name="T11" style:family="text">
      <style:text-properties officeooo:rsid="001a0511"/>
    </style:style>
    <style:style style:name="T12" style:family="text">
      <style:text-properties officeooo:rsid="001b491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semi anual </text:p>
      <text:p text:style-name="P2"/>
      <text:p text:style-name="P3"><text:span text:style-name="T1">Proyecto: </text:span><text:span text:style-name="T2">Sitio</text:span><text:span text:style-name="T3"> web para celiacos </text:span></text:p>
      <text:p text:style-name="P4"><text:span text:style-name="T4">Planteamiento:</text:span> Las personas celíacas enfrentan múltiples desafíos en su vida diaria: desde identificar alimentos seguros, encontrar lugares donde puedan comer sin riesgo de contaminación cruzada y buscar recetas aptas a sus necesidades. En muchos casos, la información está dispersa, desactualizada o poco clara.</text:p>
      <text:p text:style-name="P5">Este proyecto busca crear una plataforma digital accesible, confiable y fácil de usar que centralice toda la información útil para la comunidad celíaca. A través de una web, se ofrecerán herramientas que mejoren la calidad de vida de los usuarios y brinden confianza a la hora de tomar decisiones relacionadas con su alimentación.</text:p>
      <text:p text:style-name="P5"/>
      <text:p text:style-name="P6">Objetivos: </text:p>
      <text:list text:style-name="L1">
        <text:list-item>
          <text:p text:style-name="P7"><text:span text:style-name="T5">Generales: </text:span>Desarrollar una plataforma digital (web) que brinde a personas con celiaquía acceso rápido y seguro a información sobre productos sin gluten, restaurantes aptos, recetas y contenidos educativos. </text:p>
        </text:list-item>
        <text:list-item>
          <text:p text:style-name="P8">Específicos: </text:p>
          <text:list>
            <text:list-item>
              <text:p text:style-name="P9">Mapear y geolocalizar restaurantes, bares y comercios con opciones sin TACC, incluyendo reseñas de usuarios. </text:p>
            </text:list-item>
            <text:list-item>
              <text:p text:style-name="P9">Ofrecer recetas aptos para celíacos, con ingredientes y pasos detallados. </text:p>
            </text:list-item>
            <text:list-item>
              <text:p text:style-name="P9">Implementar filtros de búsqueda avanzados según ubicación, tipo de comida, precio, etc. </text:p>
            </text:list-item>
            <text:list-item>
              <text:p text:style-name="P9">Crear una base de datos actualizada de productos certificados sin gluten disponibles en el mercado. </text:p>
            </text:list-item>
            <text:list-item>
              <text:p text:style-name="P9">Incorporar una comunidad de usuarios que puedan compartir experiencias, reseñas, y recomendaciones. </text:p>
            </text:list-item>
            <text:list-item>
              <text:p text:style-name="P9">Garantizar una interfaz accesible, intuitiva y segura para todas las edades. </text:p>
            </text:list-item>
            <text:list-item>
              <text:p text:style-name="P9">Generar contenido educativo sobre la enfermedad celíaca y buenas prácticas de alimentación. <text:s/><text:span text:style-name="T6">(OP)</text:span></text:p>
            </text:list-item>
          </text:list>
        </text:list-item>
      </text:list>
      <text:p text:style-name="P10"/>
      <text:p text:style-name="P11">¿Qué va a <text:span text:style-name="T7">contener la plataforma</text:span>? </text:p>
      <text:list text:style-name="L2">
        <text:list-item>
          <text:p text:style-name="P12"><text:span text:style-name="Strong_20_Emphasis"><text:span text:style-name="T8">Recetas</text:span></text:span><text:span text:style-name="T8"><text:line-break/>Una sección pensada para que los usuarios compartan sus propias recetas sin gluten. Cada publicación podrá incluir ingredientes detallados, el paso a paso y fotos del resultado final.</text:span></text:p>
        </text:list-item>
        <text:list-item>
          <text:p text:style-name="P13"><text:span text:style-name="Strong_20_Emphasis">Reseñas de restaurantes</text:span><text:line-break/>Explorá restaurantes, bares y cafeterías con opciones sin TACC. Los usuarios podrán dejar comentarios y valoraciones sobre su experiencia para ayudar a otros a elegir con confianza.</text:p>
        </text:list-item>
        <text:list-item>
          <text:p text:style-name="P13"><text:span text:style-name="Strong_20_Emphasis">Productos sin gluten</text:span><text:line-break/>Accedé a un catálogo de productos certificados, con información sobre la marca, precios y lugares donde se pueden conseguir.</text:p>
        </text:list-item>
        <text:list-item>
          <text:p text:style-name="P13"><text:span text:style-name="Strong_20_Emphasis">Valoraciones y comentarios</text:span><text:line-break/>Todas las publicaciones —ya sean recetas, reseñas o recomendaciones— pueden ser comentadas y valoradas por la comunidad, generando un intercambio real y útil.</text:p>
        </text:list-item>
        <text:list-item>
          <text:p text:style-name="P14"><text:soft-page-break/><text:span text:style-name="Strong_20_Emphasis">Comunidad</text:span><text:line-break/>Un espacio para conectarte con otras personas celíacas: hacé preguntas, compartí consejos, recomendá productos y sentite parte de una red de apoyo.<text:span text:style-name="T9"> </text:span><text:span text:style-name="T10">(Opcional)</text:span></text:p>
        </text:list-item>
      </text:list>
      <text:p text:style-name="P15"/>
      <text:p text:style-name="P16">Usuarios: </text:p>
      <text:list text:style-name="L3">
        <text:list-item>
          <text:p text:style-name="P17">Administrador:</text:p>
          <text:list>
            <text:list-item>
              <text:p text:style-name="P18">Iniciar sesión</text:p>
            </text:list-item>
            <text:list-item>
              <text:p text:style-name="P19">Borrar publicaciones</text:p>
            </text:list-item>
            <text:list-item>
              <text:p text:style-name="P19">Eliminar cuentas</text:p>
            </text:list-item>
            <text:list-item>
              <text:p text:style-name="P19">Eliminar comentarios</text:p>
            </text:list-item>
            <text:list-item>
              <text:p text:style-name="P19">Modificar recetas</text:p>
            </text:list-item>
            <text:list-item>
              <text:p text:style-name="P19">Eliminar productos</text:p>
              <text:p text:style-name="P19"/>
            </text:list-item>
            <text:list-item>
              <text:p text:style-name="P20">Cerrar sesión</text:p>
              <text:p text:style-name="P19"/>
            </text:list-item>
          </text:list>
        </text:list-item>
        <text:list-item>
          <text:p text:style-name="P17">Usuario común:</text:p>
          <text:list>
            <text:list-item>
              <text:p text:style-name="P19">Registrarse </text:p>
            </text:list-item>
            <text:list-item>
              <text:p text:style-name="P19">Iniciar sesión </text:p>
              <text:p text:style-name="P19"/>
            </text:list-item>
            <text:list-item>
              <text:p text:style-name="P18">Modificar nombre de usuario</text:p>
            </text:list-item>
            <text:list-item>
              <text:p text:style-name="P18">Modificar nombre</text:p>
            </text:list-item>
            <text:list-item>
              <text:p text:style-name="P18">Modificar apellido</text:p>
            </text:list-item>
            <text:list-item>
              <text:p text:style-name="P18">Modificar localidad</text:p>
            </text:list-item>
            <text:list-item>
              <text:p text:style-name="P18">Modificar email</text:p>
            </text:list-item>
            <text:list-item>
              <text:p text:style-name="P18">Modificar número de teléfono</text:p>
            </text:list-item>
            <text:list-item>
              <text:p text:style-name="P18">Modificar foto de perfil</text:p>
              <text:p text:style-name="P19"/>
            </text:list-item>
            <text:list-item>
              <text:p text:style-name="P19">Crear recetas</text:p>
            </text:list-item>
            <text:list-item>
              <text:p text:style-name="P21">Modificar recetas</text:p>
            </text:list-item>
            <text:list-item>
              <text:p text:style-name="P21">Eliminar recetas</text:p>
            </text:list-item>
            <text:list-item>
              <text:p text:style-name="P19">Comentar recetas</text:p>
            </text:list-item>
            <text:list-item>
              <text:p text:style-name="P19"><text:soft-page-break/>Calificar recetas</text:p>
            </text:list-item>
            <text:list-item>
              <text:p text:style-name="P22">Agregar a recetas favoritas</text:p>
            </text:list-item>
            <text:list-item>
              <text:p text:style-name="P22">Eliminar de favoritos</text:p>
            </text:list-item>
            <text:list-item>
              <text:p text:style-name="P22">Agregar a recetas ya realizadas</text:p>
            </text:list-item>
            <text:list-item>
              <text:p text:style-name="P22">Eliminar de recetas ya realizadas</text:p>
              <text:p text:style-name="P22"/>
            </text:list-item>
            <text:list-item>
              <text:p text:style-name="P22">Buscar recetas</text:p>
            </text:list-item>
            <text:list-item>
              <text:p text:style-name="P22">Filtrar búsqueda</text:p>
              <text:p text:style-name="P22"/>
            </text:list-item>
            <text:list-item>
              <text:p text:style-name="P21">Agregar productos al carrito</text:p>
            </text:list-item>
            <text:list-item>
              <text:p text:style-name="P21">Eliminar productos al carrito</text:p>
            </text:list-item>
            <text:list-item>
              <text:p text:style-name="P21">Modificar carrito</text:p>
            </text:list-item>
            <text:list-item>
              <text:p text:style-name="P21">Finalizar compra </text:p>
              <text:p text:style-name="P21"/>
            </text:list-item>
            <text:list-item>
              <text:p text:style-name="P19">Ca<text:span text:style-name="T11">lificar productos</text:span></text:p>
            </text:list-item>
            <text:list-item>
              <text:p text:style-name="P18">Agregar producto a favoritos</text:p>
            </text:list-item>
            <text:list-item>
              <text:p text:style-name="P18">Eliminar producto de favoritos</text:p>
            </text:list-item>
            <text:list-item>
              <text:p text:style-name="P22">Buscar productos</text:p>
            </text:list-item>
            <text:list-item>
              <text:p text:style-name="P22">Filtrar búsqueda</text:p>
              <text:p text:style-name="P22"/>
            </text:list-item>
            <text:list-item>
              <text:p text:style-name="P18">Ver pedidos realizados</text:p>
              <text:p text:style-name="P22"/>
            </text:list-item>
            <text:list-item>
              <text:p text:style-name="P22">Comentar restaurantes </text:p>
            </text:list-item>
            <text:list-item>
              <text:p text:style-name="P21">Calificar restaurantes</text:p>
            </text:list-item>
            <text:list-item>
              <text:p text:style-name="P18">Agregar restaurante a favoritos </text:p>
            </text:list-item>
            <text:list-item>
              <text:p text:style-name="P18">Eliminar restaurante de favoritos</text:p>
            </text:list-item>
            <text:list-item>
              <text:p text:style-name="P22">Buscar restaurantes</text:p>
            </text:list-item>
            <text:list-item>
              <text:p text:style-name="P22">Filtrar búsqueda</text:p>
              <text:p text:style-name="P21"/>
            </text:list-item>
            <text:list-item>
              <text:p text:style-name="P22">Cerrar sesión</text:p>
              <text:p text:style-name="P22"><text:soft-page-break/></text:p>
            </text:list-item>
          </text:list>
        </text:list-item>
        <text:list-item>
          <text:p text:style-name="P17">Comercio:</text:p>
          <text:list>
            <text:list-item>
              <text:p text:style-name="P18">Registrase</text:p>
            </text:list-item>
            <text:list-item>
              <text:p text:style-name="P18">Iniciar sesión</text:p>
            </text:list-item>
            <text:list-item>
              <text:p text:style-name="P18">Publicar producto</text:p>
            </text:list-item>
            <text:list-item>
              <text:p text:style-name="P18">Eliminar producto</text:p>
            </text:list-item>
            <text:list-item>
              <text:p text:style-name="P18">Modificar producto</text:p>
            </text:list-item>
            <text:list-item>
              <text:p text:style-name="P18">Ver pedidos</text:p>
            </text:list-item>
            <text:list-item>
              <text:p text:style-name="P23">Cancelar pedido</text:p>
            </text:list-item>
            <text:list-item>
              <text:p text:style-name="P23"><text:span text:style-name="T12">Marcar como pedido finalizado</text:span><text:line-break/></text:p>
            </text:list-item>
            <text:list-item>
              <text:p text:style-name="P18">Cerrar sesión</text:p>
            </text:list-item>
          </text:list>
        </text:list-item>
      </text:list>
      <text:list text:style-name="L4">
        <text:list-header>
          <text:p text:style-name="P24"/>
          <text:p text:style-name="P25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8T18:19:56.019352800</meta:creation-date>
    <dc:date>2025-04-23T21:32:25.492144500</dc:date>
    <meta:editing-duration>PT1H11M55S</meta:editing-duration>
    <meta:editing-cycles>5</meta:editing-cycles>
    <meta:generator>LibreOffice/25.2.2.2$Windows_X86_64 LibreOffice_project/7370d4be9e3cf6031a51beef54ff3bda878e3fac</meta:generator>
    <meta:document-statistic meta:table-count="0" meta:image-count="0" meta:object-count="0" meta:page-count="4" meta:paragraph-count="90" meta:word-count="581" meta:character-count="3666" meta:non-whitespace-character-count="3225"/>
  </office:meta>
</office:document-meta>
</file>